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text-properties fo:font-size="20pt"/>
    </style:style>
    <style:style style:name="T1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There is none like you</text:p>
          </draw:text-box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re is none like you</text:span></text:p>
            <text:p text:style-name="P1"><text:span text:style-name="T1">No one else could touch my heart like you do</text:span></text:p>
            <text:p text:style-name="P1"><text:span text:style-name="T1">I could search for all eternity Lord,</text:span></text:p>
            <text:p text:style-name="P1"><text:span text:style-name="T1">And find there is none like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re is none like you</text:span></text:p>
            <text:p text:style-name="P1"><text:span text:style-name="T1">No one else could touch my heart like you do</text:span></text:p>
            <text:p text:style-name="P1"><text:span text:style-name="T1">I could search for all eternity Lord,</text:span></text:p>
            <text:p text:style-name="P1"><text:span text:style-name="T1">And find there is none like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 presentation:user-transformed="true">
          <draw:text-box>
            <text:list text:style-name="L2">
              <text:list-item>
                <text:p>Your mercy flows like a river wide,</text:p>
              </text:list-item>
              <text:list-item>
                <text:p>And healing comes from Your hand.</text:p>
              </text:list-item>
              <text:list-item>
                <text:p>Suffering children are safe in Your arms,</text:p>
              </text:list-item>
              <text:list-item>
                <text:p>There is none like Yo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p text:style-name="P1"><text:span text:style-name="T1">There is none like you</text:span></text:p>
            <text:p text:style-name="P1"><text:span text:style-name="T1">No one else could touch my heart like you do</text:span></text:p>
            <text:p text:style-name="P1"><text:span text:style-name="T1">I could search for all eternity Lord,</text:span></text:p>
            <text:p text:style-name="P1"><text:span text:style-name="T1">And find there is none like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1-31T18:10:10.420364601</dc:date>
    <dc:creator>irvy </dc:creator>
    <meta:editing-duration>PT1H49M33S</meta:editing-duration>
    <meta:editing-cycles>22</meta:editing-cycles>
    <meta:generator>LibreOffice/4.1.3.2$Linux_x86 LibreOffice_project/410m0$Build-2</meta:generator>
    <meta:document-statistic meta:object-count="42"/>
  </office:meta>
</office:document-meta>
</file>